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Roboto Slab" svg:font-family="'Roboto Slab', serif"/>
    <style:font-face style:name="Courier New" svg:font-family="'Courier New'" style:font-family-generic="modern" style:font-pitch="fixed"/>
    <style:font-face style:name="Courier New1"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 svg:font-family="'Arial Unicode MS'" style:font-adornments="Regular"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Neue1" svg:font-family="'Helvetica Neu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2.334in" style:keep-together="true" fo:keep-together="auto"/>
    </style:style>
    <style:style style:name="Table1.3" style:family="table-row">
      <style:table-row-properties style:min-row-height="2.0653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0.6764in" style:keep-together="true" fo:keep-together="auto"/>
    </style:style>
    <style:style style:name="Table1.6" style:family="table-row">
      <style:table-row-properties style:min-row-height="0.586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2.1604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0.9806in"/>
    </style:style>
    <style:style style:name="Table2.B" style:family="table-column">
      <style:table-column-properties style:column-width="1.0819in"/>
    </style:style>
    <style:style style:name="Table2.C" style:family="table-column">
      <style:table-column-properties style:column-width="2.3625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P1" style:family="paragraph" style:parent-style-name="Standard">
      <style:paragraph-properties fo:margin-top="0in" fo:margin-bottom="0in"/>
      <style:text-properties style:font-name="Arial1" fo:font-size="12pt" fo:language="fr" fo:country="FR" style:font-size-asian="12pt" style:font-name-complex="Arial3" style:font-size-complex="12pt"/>
    </style:style>
    <style:style style:name="P2" style:family="paragraph" style:parent-style-name="Standard">
      <style:paragraph-properties fo:margin-top="0in" fo:margin-bottom="0in"/>
      <style:text-properties style:font-name="Arial1" fo:font-size="12pt" fo:font-weight="bold" style:font-size-asian="12pt" style:font-weight-asian="bold" style:font-name-complex="Arial3" style:font-size-complex="12pt"/>
    </style:style>
    <style:style style:name="P3" style:family="paragraph" style:parent-style-name="Standard">
      <style:paragraph-properties fo:margin-top="0in" fo:margin-bottom="0in" fo:line-height="100%"/>
      <style:text-properties style:font-name="Arial1" fo:font-size="12pt" fo:font-weight="bold" style:font-size-asian="12pt" style:font-weight-asian="bold" style:font-name-complex="Arial3" style:font-size-complex="12pt"/>
    </style:style>
    <style:style style:name="P4" style:family="paragraph" style:parent-style-name="Standard">
      <style:paragraph-properties fo:margin-top="0in" fo:margin-bottom="0in" fo:line-height="100%"/>
      <style:text-properties style:font-name="Arial1" fo:font-size="12pt" style:font-size-asian="12pt" style:font-name-complex="Arial3" style:font-size-complex="12pt" style:font-style-complex="italic"/>
    </style:style>
    <style:style style:name="P5" style:family="paragraph" style:parent-style-name="Standard">
      <style:paragraph-properties fo:margin-top="0in" fo:margin-bottom="0in" fo:line-height="100%"/>
      <style:text-properties style:font-name="Arial1" fo:font-size="12pt" fo:font-style="italic" style:font-size-asian="12pt" style:font-style-asian="italic" style:font-name-complex="Arial3" style:font-size-complex="12pt"/>
    </style:style>
    <style:style style:name="P6" style:family="paragraph" style:parent-style-name="Standard">
      <style:paragraph-properties fo:margin-top="0in" fo:margin-bottom="0in"/>
      <style:text-properties style:font-name="Arial1" style:font-name-complex="Arial3"/>
    </style:style>
    <style:style style:name="P7"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8"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font-style-complex="italic"/>
    </style:style>
    <style:style style:name="P9"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font-weight-complex="bold"/>
    </style:style>
    <style:style style:name="P10" style:family="paragraph" style:parent-style-name="Standard">
      <style:paragraph-properties fo:margin-top="0in" fo:margin-bottom="0in" fo:line-height="100%"/>
      <style:text-properties style:font-name="Arial1" fo:font-size="10pt" fo:font-weight="bold" style:font-size-asian="10pt" style:font-weight-asian="bold" style:font-name-complex="Arial3" style:font-size-complex="10pt"/>
    </style:style>
    <style:style style:name="P11" style:family="paragraph" style:parent-style-name="Standard">
      <style:paragraph-properties fo:margin-top="0in" fo:margin-bottom="0in" fo:line-height="100%"/>
      <style:text-properties style:font-name="Arial1" fo:font-size="10pt" fo:font-weight="bold" style:font-size-asian="10pt" style:font-weight-asian="bold" style:font-name-complex="Arial3" style:font-size-complex="10pt" style:font-weight-complex="bold"/>
    </style:style>
    <style:style style:name="P12" style:family="paragraph" style:parent-style-name="Standard">
      <style:paragraph-properties fo:margin-top="0in" fo:margin-bottom="0in" fo:line-height="100%"/>
      <style:text-properties style:font-name="Arial1" fo:font-size="10pt" style:font-size-asian="10pt" style:font-name-complex="Arial3" style:font-size-complex="10pt"/>
    </style:style>
    <style:style style:name="P13" style:family="paragraph" style:parent-style-name="Standard">
      <style:paragraph-properties fo:margin-top="0in" fo:margin-bottom="0in" fo:line-height="100%"/>
      <style:text-properties style:font-name="Arial1" fo:font-size="10pt" style:font-size-asian="10pt" style:font-name-complex="Arial3" style:font-size-complex="10pt" style:font-style-complex="italic"/>
    </style:style>
    <style:style style:name="P14"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3" style:font-size-complex="10pt"/>
    </style:style>
    <style:style style:name="P15" style:family="paragraph" style:parent-style-name="Standard">
      <style:paragraph-properties fo:margin-top="0in" fo:margin-bottom="0in" fo:line-height="100%"/>
      <style:text-properties style:font-name="Arial1" fo:font-style="italic" style:font-style-asian="italic" style:font-name-complex="Arial3"/>
    </style:style>
    <style:style style:name="P16" style:family="paragraph" style:parent-style-name="Standard">
      <style:paragraph-properties fo:margin-top="0in" fo:margin-bottom="0in"/>
      <style:text-properties style:font-name="Arial1" fo:font-style="italic" style:font-style-asian="italic" style:font-name-complex="Arial3" style:font-style-complex="italic"/>
    </style:style>
    <style:style style:name="P17"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3" style:font-size-complex="20pt" style:font-style-complex="italic"/>
    </style:style>
    <style:style style:name="P18" style:family="paragraph" style:parent-style-name="Standard">
      <style:paragraph-properties fo:margin-top="0in" fo:margin-bottom="0in" fo:line-height="100%"/>
    </style:style>
    <style:style style:name="P19" style:family="paragraph" style:parent-style-name="Standard">
      <style:paragraph-properties fo:margin-top="0in" fo:margin-bottom="0in"/>
      <style:text-properties fo:color="#1f497d" style:font-name="Arial1" fo:font-size="12pt" style:text-underline-style="none" fo:background-color="#ffff00" style:font-size-asian="12pt" style:font-name-complex="Arial3" style:font-size-complex="12pt"/>
    </style:style>
    <style:style style:name="P20" style:family="paragraph" style:parent-style-name="Standard">
      <style:paragraph-properties fo:margin-top="0in" fo:margin-bottom="0in" fo:line-height="100%"/>
      <style:text-properties fo:color="#000000" style:font-name="Arial1" fo:font-size="10pt" fo:font-style="italic" style:font-size-asian="10pt" style:font-style-asian="italic" style:font-name-complex="Arial3" style:font-size-complex="10pt" style:font-style-complex="italic"/>
    </style:style>
    <style:style style:name="P21"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3"/>
    </style:style>
    <style:style style:name="P22"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3" style:font-size-complex="10pt"/>
    </style:style>
    <style:style style:name="P23" style:family="paragraph" style:parent-style-name="Body">
      <style:paragraph-properties fo:margin-top="0in" fo:margin-bottom="0in" fo:padding="0in" fo:border="none"/>
    </style:style>
    <style:style style:name="P24" style:family="paragraph" style:parent-style-name="Body">
      <style:paragraph-properties fo:margin-top="0in" fo:margin-bottom="0in" fo:line-height="100%"/>
    </style:style>
    <style:style style:name="P25"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3" style:font-size-complex="12pt" style:font-weight-complex="bold"/>
    </style:style>
    <style:style style:name="P26"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3" style:font-size-complex="12pt" style:font-weight-complex="bold"/>
    </style:style>
    <style:style style:name="P27" style:family="paragraph" style:parent-style-name="Body">
      <style:paragraph-properties fo:margin-top="0in" fo:margin-bottom="0in" fo:line-height="100%"/>
      <style:text-properties fo:color="#00000a" style:font-name="Arial1" fo:language="en" fo:country="GB" fo:font-weight="bold" style:font-weight-asian="bold" style:font-name-complex="Arial3" style:font-weight-complex="bold"/>
    </style:style>
    <style:style style:name="P28"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3" style:font-size-complex="10pt" style:font-style-complex="italic"/>
    </style:style>
    <style:style style:name="P29"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3" style:font-size-complex="10pt" style:font-style-complex="italic"/>
    </style:style>
    <style:style style:name="P30"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3" style:font-size-complex="10pt" style:font-weight-complex="bold"/>
    </style:style>
    <style:style style:name="P31"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3" style:font-size-complex="12pt" style:font-weight-complex="bold"/>
    </style:style>
    <style:style style:name="P32"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3" style:font-size-complex="10pt" style:font-style-complex="italic"/>
    </style:style>
    <style:style style:name="P33" style:family="paragraph" style:parent-style-name="Standard">
      <style:paragraph-properties fo:margin-top="0in" fo:margin-bottom="0.0835in" fo:line-height="100%"/>
    </style:style>
    <style:style style:name="P34"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3" style:font-style-complex="italic"/>
    </style:style>
    <style:style style:name="P35" style:family="paragraph" style:parent-style-name="Standard">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36" style:family="paragraph" style:parent-style-name="Standard">
      <style:paragraph-properties fo:margin-top="0in" fo:margin-bottom="0.0835in" fo:line-height="100%"/>
      <style:text-properties fo:color="#000000" style:font-name="Arial1" fo:font-size="10pt" fo:font-style="italic" style:font-size-asian="10pt" style:font-style-asian="italic" style:font-name-complex="Arial3" style:font-size-complex="10pt" style:font-style-complex="italic"/>
    </style:style>
    <style:style style:name="P37"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3" style:font-size-complex="12pt"/>
    </style:style>
    <style:style style:name="P38"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3"/>
    </style:style>
    <style:style style:name="P39"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3" style:font-size-complex="10pt"/>
    </style:style>
    <style:style style:name="P40" style:family="paragraph" style:parent-style-name="List_20_Paragraph">
      <style:text-properties style:font-name="Arial1" fo:font-size="12pt" style:font-size-asian="12pt" style:font-name-complex="Arial3" style:font-size-complex="12pt"/>
    </style:style>
    <style:style style:name="P41" style:family="paragraph" style:parent-style-name="List_20_Paragraph">
      <style:paragraph-properties fo:line-height="100%"/>
      <style:text-properties style:font-name="Arial1" fo:font-size="10pt" fo:font-weight="bold" style:font-size-asian="10pt" style:font-weight-asian="bold" style:font-name-complex="Arial3" style:font-size-complex="10pt"/>
    </style:style>
    <style:style style:name="P42"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3" style:font-size-complex="12pt"/>
    </style:style>
    <style:style style:name="P43"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3" style:font-size-complex="10pt"/>
    </style:style>
    <style:style style:name="P44"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3"/>
    </style:style>
    <style:style style:name="P45" style:family="paragraph" style:parent-style-name="Body">
      <style:paragraph-properties fo:line-height="105%" fo:text-align="justify" style:justify-single-word="false"/>
      <style:text-properties fo:color="#00000a" style:font-name="Arial1" fo:language="en" fo:country="GB" style:text-underline-style="none" style:font-name-complex="Arial3"/>
    </style:style>
    <style:style style:name="P46"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3" style:font-style-complex="italic"/>
    </style:style>
    <style:style style:name="P47" style:family="paragraph" style:parent-style-name="Standard">
      <style:text-properties style:font-name="Arial1" fo:language="en" fo:country="GB" style:text-underline-style="none" fo:font-weight="bold" style:font-weight-asian="bold" style:font-name-complex="Arial3" style:font-weight-complex="bold"/>
    </style:style>
    <style:style style:name="P48" style:family="paragraph" style:parent-style-name="Standard">
      <style:text-properties style:font-name="Arial1" fo:font-style="italic" fo:font-weight="bold" style:font-style-asian="italic" style:font-weight-asian="bold" style:font-name-complex="Arial3" style:font-style-complex="italic" style:font-weight-complex="bold"/>
    </style:style>
    <style:style style:name="P49" style:family="paragraph" style:parent-style-name="Standard">
      <style:paragraph-properties fo:margin-top="0in" fo:margin-bottom="0.0417in" fo:line-height="100%"/>
      <style:text-properties style:font-name="Arial1" fo:font-size="10pt" fo:font-style="italic" style:font-size-asian="10pt" style:font-style-asian="italic" style:font-name-complex="Arial3" style:font-size-complex="10pt"/>
    </style:style>
    <style:style style:name="P50" style:family="paragraph" style:parent-style-name="Standard">
      <style:paragraph-properties fo:break-before="page"/>
      <style:text-properties style:font-name="Arial1" fo:font-size="12pt" style:font-size-asian="12pt" style:font-name-complex="Arial3" style:font-size-complex="12pt"/>
    </style:style>
    <style:style style:name="P51" style:family="paragraph" style:parent-style-name="Text_20_body">
      <style:text-properties fo:font-style="italic" style:font-style-asian="italic" style:font-style-complex="italic"/>
    </style:style>
    <style:style style:name="P52" style:family="paragraph" style:parent-style-name="Standard" style:master-page-name="Standard">
      <style:paragraph-properties fo:margin-top="0in" fo:margin-bottom="0in" style:page-number="auto"/>
    </style:style>
    <style:style style:name="P53" style:family="paragraph" style:parent-style-name="Standard" style:list-style-name="WWNum17">
      <style:paragraph-properties fo:margin-top="0in" fo:margin-bottom="0in"/>
    </style:style>
    <style:style style:name="P54" style:family="paragraph" style:parent-style-name="Standard" style:list-style-name="WWNum18">
      <style:paragraph-properties fo:margin-top="0in" fo:margin-bottom="0in"/>
      <style:text-properties fo:color="#222222" style:font-name="Arial1" fo:font-style="italic" style:font-name-asian="Arial3" style:font-style-asian="italic" style:font-name-complex="Arial3" style:font-style-complex="italic"/>
    </style:style>
    <style:style style:name="P55" style:family="paragraph" style:parent-style-name="Standard" style:list-style-name="WWNum19">
      <style:paragraph-properties fo:margin-top="0in" fo:margin-bottom="0in"/>
      <style:text-properties fo:color="#222222" style:font-name="Arial1" fo:font-style="italic" style:font-name-asian="Arial3" style:font-style-asian="italic" style:font-name-complex="Arial3" style:font-style-complex="italic"/>
    </style:style>
    <style:style style:name="P56" style:family="paragraph" style:parent-style-name="Standard" style:list-style-name="WWNum20">
      <style:paragraph-properties fo:margin-top="0in" fo:margin-bottom="0in"/>
      <style:text-properties fo:color="#222222" style:font-name="Arial1" fo:font-style="italic" style:font-name-asian="Arial3" style:font-style-asian="italic" style:font-name-complex="Arial3" style:font-style-complex="italic"/>
    </style:style>
    <style:style style:name="P57" style:family="paragraph" style:parent-style-name="Standard" style:list-style-name="WWNum21">
      <style:paragraph-properties fo:margin-top="0in" fo:margin-bottom="0in"/>
      <style:text-properties fo:color="#222222" style:font-name="Arial1" fo:font-style="italic" style:font-name-asian="Arial3" style:font-style-asian="italic" style:font-name-complex="Arial3" style:font-style-complex="italic"/>
    </style:style>
    <style:style style:name="P58" style:family="paragraph" style:parent-style-name="Standard" style:list-style-name="WWNum22">
      <style:paragraph-properties fo:margin-top="0in" fo:margin-bottom="0in"/>
      <style:text-properties fo:color="#222222" style:font-name="Arial1" fo:font-style="italic" style:font-name-asian="Arial3" style:font-style-asian="italic" style:font-name-complex="Arial3" style:font-style-complex="italic"/>
    </style:style>
    <style:style style:name="P59" style:family="paragraph" style:parent-style-name="Standard" style:list-style-name="WWNum23">
      <style:paragraph-properties fo:margin-top="0in" fo:margin-bottom="0in"/>
      <style:text-properties fo:color="#222222" style:font-name="Arial1" fo:font-style="italic" style:font-name-asian="Arial3" style:font-style-asian="italic" style:font-name-complex="Arial3" style:font-style-complex="italic"/>
    </style:style>
    <style:style style:name="P60" style:family="paragraph" style:parent-style-name="Standard" style:list-style-name="WWNum19">
      <style:paragraph-properties fo:margin-top="0in" fo:margin-bottom="0in"/>
    </style:style>
    <style:style style:name="P61" style:family="paragraph" style:parent-style-name="Standard" style:list-style-name="WWNum23">
      <style:paragraph-properties fo:margin-top="0in" fo:margin-bottom="0in"/>
    </style:style>
    <style:style style:name="P62" style:family="paragraph" style:parent-style-name="Standard">
      <style:paragraph-properties fo:margin-top="0in" fo:margin-bottom="0in" fo:line-height="100%"/>
      <style:text-properties style:font-name="Arial1" fo:font-size="10pt" fo:font-style="italic" style:font-size-asian="10pt" style:font-style-asian="italic" style:font-name-complex="Arial3" style:font-size-complex="10pt" style:font-weight-complex="bold"/>
    </style:style>
    <style:style style:name="P63"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style>
    <style:style style:name="P64" style:family="paragraph" style:parent-style-name="Standard">
      <style:paragraph-properties fo:margin-top="0in" fo:margin-bottom="0in" fo:line-height="100%"/>
      <style:text-properties style:font-name="Arial1" fo:font-size="10pt" fo:font-style="normal" style:font-size-asian="10pt" style:font-style-asian="normal" style:font-name-complex="Arial3" style:font-size-complex="10pt" style:font-style-complex="normal" style:font-weight-complex="bold"/>
    </style:style>
    <style:style style:name="P65" style:family="paragraph" style:parent-style-name="Standard">
      <style:paragraph-properties fo:margin-top="0in" fo:margin-bottom="0in" fo:line-height="100%"/>
      <style:text-properties fo:font-style="normal" style:font-style-asian="normal" style:font-style-complex="normal"/>
    </style:style>
    <style:style style:name="P66" style:family="paragraph" style:parent-style-name="Standard" style:list-style-name="L1">
      <style:paragraph-properties fo:margin-top="0in" fo:margin-bottom="0.111in"/>
    </style:style>
    <style:style style:name="P67" style:family="paragraph" style:parent-style-name="Standard">
      <style:paragraph-properties fo:margin-top="0in" fo:margin-bottom="0.0835in" fo:line-height="100%"/>
      <style:text-properties style:font-name="Arial1" fo:font-size="10pt" style:font-size-asian="10pt" style:font-name-complex="Arial3" style:font-size-complex="10pt" style:font-style-complex="italic"/>
    </style:style>
    <style:style style:name="P68" style:family="paragraph" style:parent-style-name="List_20_Paragraph" style:list-style-name="L1"/>
    <style:style style:name="P69" style:family="paragraph" style:parent-style-name="List_20_Paragraph" style:list-style-name="L1">
      <style:paragraph-properties fo:padding="0in" fo:border="none"/>
    </style:style>
    <style:style style:name="P70" style:family="paragraph" style:parent-style-name="List_20_Paragraph" style:list-style-name="L1">
      <style:paragraph-properties fo:margin-top="0in" fo:margin-bottom="0.25in" fo:background-color="#ffffff" fo:padding="0in" fo:border="none">
        <style:background-image/>
      </style:paragraph-properties>
    </style:style>
    <style:style style:name="P71" style:family="paragraph" style:parent-style-name="List_20_Paragraph" style:list-style-name="L2">
      <style:paragraph-properties fo:margin-top="0in" fo:margin-bottom="0in" fo:line-height="100%"/>
      <style:text-properties style:font-name="Arial1" fo:font-size="10pt" fo:font-style="italic" style:font-size-asian="10pt" style:font-style-asian="italic" style:font-name-complex="Arial3" style:font-size-complex="10pt" style:font-style-complex="italic"/>
    </style:style>
    <style:style style:name="P72" style:family="paragraph" style:parent-style-name="List_20_Paragraph" style:list-style-name="L3">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73"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74" style:family="paragraph" style:parent-style-name="List_20_Paragraph" style:list-style-name="L5">
      <style:paragraph-properties fo:margin-top="0in" fo:margin-bottom="0in" fo:line-height="100%"/>
      <style:text-properties style:font-name="Arial1" fo:font-size="10pt" fo:font-style="italic" style:font-size-asian="10pt" style:font-style-asian="italic" style:font-name-complex="Arial3" style:font-size-complex="10pt"/>
    </style:style>
    <style:style style:name="P75"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3" style:font-size-complex="12pt"/>
    </style:style>
    <style:style style:name="P76" style:family="paragraph" style:parent-style-name="List_20_Paragraph" style:list-style-name="L3">
      <style:paragraph-properties fo:margin-top="0in" fo:margin-bottom="0in" fo:line-height="100%"/>
    </style:style>
    <style:style style:name="P77"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3" style:font-size-complex="12pt"/>
    </style:style>
    <style:style style:name="P78" style:family="paragraph" style:parent-style-name="List_20_Paragraph" style:list-style-name="L2">
      <style:paragraph-properties fo:margin-top="0in" fo:margin-bottom="0.0835in" fo:line-height="100%"/>
    </style:style>
    <style:style style:name="P79" style:family="paragraph" style:parent-style-name="List_20_Paragraph" style:list-style-name="L2">
      <style:paragraph-properties fo:margin-top="0in" fo:margin-bottom="0.0835in" fo:line-height="100%"/>
      <style:text-properties style:font-name="Arial1" fo:font-size="10pt" fo:font-style="italic" style:font-size-asian="10pt" style:font-style-asian="italic" style:font-name-complex="Arial3" style:font-size-complex="10pt" style:font-style-complex="italic"/>
    </style:style>
    <style:style style:name="P80"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81"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3" style:font-size-complex="12pt"/>
    </style:style>
    <style:style style:name="P82"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3" style:font-size-complex="10pt"/>
    </style:style>
    <style:style style:name="P83"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3" style:font-size-complex="10pt" style:font-weight-complex="normal"/>
    </style:style>
    <style:style style:name="P84" style:family="paragraph" style:parent-style-name="List_20_Paragraph">
      <style:paragraph-properties fo:margin-left="0.7882in" fo:margin-right="0in" fo:margin-top="0in" fo:margin-bottom="0in" fo:line-height="100%" fo:text-indent="0in" style:auto-text-indent="false"/>
    </style:style>
    <style:style style:name="P85" style:family="paragraph" style:parent-style-name="Body" style:list-style-name="L1">
      <style:paragraph-properties fo:padding="0in" fo:border="none"/>
    </style:style>
    <style:style style:name="P86" style:family="paragraph" style:parent-style-name="Body" style:list-style-name="WWNum25">
      <style:paragraph-properties fo:margin-left="0.4957in" fo:margin-right="0in" fo:margin-top="0in" fo:margin-bottom="0in" fo:text-indent="-0.248in" style:auto-text-indent="false"/>
    </style:style>
    <style:style style:name="P87"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3" style:font-size-complex="10pt" style:font-style-complex="italic"/>
    </style:style>
    <style:style style:name="P88"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3" style:font-size-complex="10pt" style:font-style-complex="normal"/>
    </style:style>
    <style:style style:name="P89"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3" style:font-style-complex="italic"/>
    </style:style>
    <style:style style:name="P90" style:family="paragraph" style:parent-style-name="Body">
      <style:paragraph-properties fo:margin-top="0in" fo:margin-bottom="0in" fo:line-height="100%"/>
    </style:style>
    <style:style style:name="P91" style:family="paragraph" style:parent-style-name="Normal_20__28_Web_29_">
      <style:paragraph-properties fo:margin-top="0in" fo:margin-bottom="0in" fo:background-color="#ffffff">
        <style:background-image/>
      </style:paragraph-properties>
    </style:style>
    <style:style style:name="P92"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3" style:font-size-complex="10pt" style:font-style-complex="italic"/>
    </style:style>
    <style:style style:name="P93"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3" style:font-size-complex="10pt" style:font-style-complex="normal"/>
    </style:style>
    <style:style style:name="P94"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95" style:family="paragraph">
      <style:text-properties style:font-name="Arial" fo:font-size="10pt" style:font-size-asian="10pt" style:font-size-complex="10pt"/>
    </style:style>
    <style:style style:name="P96" style:family="paragraph" style:parent-style-name="Preformatted_20_Text">
      <style:paragraph-properties fo:margin-top="0in" fo:margin-bottom="0in" fo:line-height="100%"/>
      <style:text-properties fo:font-variant="normal" fo:text-transform="none" fo:color="#000000" fo:letter-spacing="normal" fo:font-style="italic" fo:font-weight="normal" style:font-style-asian="italic" style:font-style-complex="italic"/>
    </style:style>
    <style:style style:name="T1" style:family="text">
      <style:text-properties style:font-name="Arial1" style:font-name-complex="Arial3"/>
    </style:style>
    <style:style style:name="T2" style:family="text">
      <style:text-properties style:font-name="Arial1" fo:font-size="26pt" fo:language="fr" fo:country="FR" fo:font-style="italic" fo:font-weight="bold" style:font-size-asian="26pt" style:font-style-asian="italic" style:font-weight-asian="bold" style:font-name-complex="Arial3" style:font-size-complex="26pt" style:font-style-complex="italic"/>
    </style:style>
    <style:style style:name="T3" style:family="text">
      <style:text-properties style:font-name="Arial1" fo:font-size="26pt" fo:language="fr" fo:country="FR" fo:font-weight="bold" style:font-size-asian="26pt" style:font-weight-asian="bold" style:font-name-complex="Arial3" style:font-size-complex="26pt"/>
    </style:style>
    <style:style style:name="T4" style:family="text">
      <style:text-properties style:font-name="Arial1" fo:font-size="10pt" style:font-size-asian="10pt" style:font-name-complex="Arial3" style:font-size-complex="10pt"/>
    </style:style>
    <style:style style:name="T5" style:family="text">
      <style:text-properties style:font-name="Arial1" fo:font-size="10pt" style:font-size-asian="10pt" style:font-name-complex="Arial3" style:font-size-complex="10pt" style:font-style-complex="italic"/>
    </style:style>
    <style:style style:name="T6" style:family="text">
      <style:text-properties style:font-name="Arial1" fo:font-size="10pt" fo:language="fr" fo:country="FR" fo:font-weight="bold" style:font-size-asian="10pt" style:font-weight-asian="bold" style:font-name-complex="Arial3" style:font-size-complex="10pt"/>
    </style:style>
    <style:style style:name="T7" style:family="text">
      <style:text-properties style:font-name="Arial1" fo:font-size="10pt" fo:font-style="italic" style:font-size-asian="10pt" style:font-style-asian="italic" style:font-name-complex="Arial3" style:font-size-complex="10pt"/>
    </style:style>
    <style:style style:name="T8" style:family="text">
      <style:text-properties style:font-name="Arial1" fo:font-size="10pt" fo:font-style="italic" style:font-size-asian="10pt" style:font-style-asian="italic" style:font-name-complex="Arial3" style:font-size-complex="10pt" style:font-style-complex="italic"/>
    </style:style>
    <style:style style:name="T9" style:family="text">
      <style:text-properties style:font-name="Arial1" fo:font-size="10pt" fo:font-style="italic" style:font-size-asian="10pt" style:font-style-asian="italic" style:font-name-complex="Arial3"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3"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3"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3" style:font-size-complex="10pt" style:font-style-complex="italic"/>
    </style:style>
    <style:style style:name="T13" style:family="text">
      <style:text-properties style:font-name="Arial1" fo:font-size="10pt" fo:font-weight="bold" style:font-size-asian="10pt" style:font-weight-asian="bold" style:font-name-complex="Arial3" style:font-size-complex="10pt"/>
    </style:style>
    <style:style style:name="T14" style:family="text">
      <style:text-properties style:font-name="Arial1" fo:font-size="10pt" fo:font-weight="bold" style:font-size-asian="10pt" style:font-weight-asian="bold" style:font-name-complex="Arial3" style:font-size-complex="10pt" style:font-weight-complex="bold"/>
    </style:style>
    <style:style style:name="T15" style:family="text">
      <style:text-properties style:font-name="Arial1" fo:language="en" fo:country="GB" style:font-name-complex="Arial3"/>
    </style:style>
    <style:style style:name="T16" style:family="text">
      <style:text-properties style:font-name="Arial1" fo:language="en" fo:country="GB" style:font-name-complex="Arial3" style:font-weight-complex="bold"/>
    </style:style>
    <style:style style:name="T17" style:family="text">
      <style:text-properties style:font-name="Arial1" fo:language="en" fo:country="GB" fo:font-style="italic" style:font-style-asian="italic" style:font-name-complex="Arial3" style:font-style-complex="italic"/>
    </style:style>
    <style:style style:name="T18" style:family="text">
      <style:text-properties style:font-name="Arial1" fo:language="en" fo:country="GB" fo:font-style="italic" style:text-underline-style="none" style:font-style-asian="italic" style:font-name-complex="Arial3"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3" style:font-style-complex="italic" style:font-weight-complex="bold"/>
    </style:style>
    <style:style style:name="T20" style:family="text">
      <style:text-properties style:font-name="Arial1" fo:language="en" fo:country="GB" style:text-underline-style="none" style:font-name-complex="Arial3"/>
    </style:style>
    <style:style style:name="T21" style:family="text">
      <style:text-properties style:font-name="Arial1" fo:language="en" fo:country="GB" style:text-underline-style="none" style:font-name-complex="Arial3" style:font-style-complex="italic"/>
    </style:style>
    <style:style style:name="T22" style:family="text">
      <style:text-properties style:font-name="Arial1" fo:language="en" fo:country="GB" style:text-underline-style="none" style:font-name-complex="Arial3" style:font-weight-complex="bold"/>
    </style:style>
    <style:style style:name="T23" style:family="text">
      <style:text-properties style:font-name="Arial1" fo:language="en" fo:country="GB" style:text-underline-style="none" fo:font-weight="bold" style:font-weight-asian="bold" style:font-name-complex="Arial3"/>
    </style:style>
    <style:style style:name="T24" style:family="text">
      <style:text-properties style:font-name="Arial1" fo:language="en" fo:country="GB" style:text-underline-style="none" fo:font-weight="bold" style:font-weight-asian="bold" style:font-name-complex="Arial3" style:font-weight-complex="bold"/>
    </style:style>
    <style:style style:name="T25" style:family="text">
      <style:text-properties style:font-name="Arial1" fo:language="en" fo:country="GB" style:text-underline-style="none" style:language-asian="en" style:country-asian="GB" style:font-name-complex="Arial3" style:font-weight-complex="bold"/>
    </style:style>
    <style:style style:name="T26" style:family="text">
      <style:text-properties style:font-name="Arial1" fo:font-style="italic" style:font-style-asian="italic" style:font-name-complex="Arial3" style:font-style-complex="italic"/>
    </style:style>
    <style:style style:name="T27" style:family="text">
      <style:text-properties style:font-name="Arial1" fo:font-style="italic" fo:font-weight="bold" style:font-style-asian="italic" style:font-weight-asian="bold" style:font-name-complex="Arial3"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3" style:font-style-complex="italic"/>
    </style:style>
    <style:style style:name="T29" style:family="text">
      <style:text-properties style:font-name="Arial1" fo:font-style="italic" style:font-name-asian="Arial3" style:font-style-asian="italic" style:font-name-complex="Arial3" style:font-style-complex="italic"/>
    </style:style>
    <style:style style:name="T30" style:family="text">
      <style:text-properties style:font-name="Arial1" fo:font-weight="bold" style:font-weight-asian="bold" style:font-name-complex="Arial3" style:font-weight-complex="bold"/>
    </style:style>
    <style:style style:name="T31" style:family="text">
      <style:text-properties style:font-name="Arial1" style:text-underline-style="none" style:font-name-asian="Times New Roman1" style:font-name-complex="Arial3"/>
    </style:style>
    <style:style style:name="T32" style:family="text">
      <style:text-properties style:font-name="Arial1" fo:font-size="12pt" fo:font-style="italic" style:font-size-asian="12pt" style:font-style-asian="italic" style:font-name-complex="Arial3" style:font-size-complex="12pt"/>
    </style:style>
    <style:style style:name="T33" style:family="text">
      <style:text-properties style:font-name="Arial1" fo:font-size="12pt" fo:font-weight="bold" style:font-size-asian="12pt" style:font-weight-asian="bold" style:font-name-complex="Arial3" style:font-size-complex="12pt"/>
    </style:style>
    <style:style style:name="T34" style:family="text">
      <style:text-properties style:font-name="Arial1" fo:font-size="12pt" fo:language="en" fo:country="GB" fo:font-weight="bold" style:font-size-asian="12pt" style:font-weight-asian="bold" style:font-name-complex="Arial3" style:font-size-complex="12pt" style:font-weight-complex="bold"/>
    </style:style>
    <style:style style:name="T35" style:family="text">
      <style:text-properties fo:color="#00000a" style:font-name="Arial1" fo:language="en" fo:country="GB" style:text-underline-style="none" style:font-name-complex="Arial3"/>
    </style:style>
    <style:style style:name="T36" style:family="text">
      <style:text-properties fo:color="#00000a" style:font-name="Arial1" fo:language="en" fo:country="GB" style:text-underline-style="none" fo:font-weight="bold" style:font-weight-asian="bold" style:font-name-complex="Arial3" style:font-weight-complex="bold"/>
    </style:style>
    <style:style style:name="T37" style:family="text">
      <style:text-properties fo:color="#00000a" style:font-name="Arial1" style:text-underline-style="none" style:font-name-complex="Arial3"/>
    </style:style>
    <style:style style:name="T38" style:family="text">
      <style:text-properties fo:color="#00000a" style:font-name="Arial1" fo:font-size="10pt" fo:language="en" fo:country="GB" fo:font-style="italic" style:font-name-asian="Times New Roman1" style:font-size-asian="10pt" style:font-style-asian="italic" style:font-name-complex="Arial3" style:font-size-complex="10pt" style:font-style-complex="italic"/>
    </style:style>
    <style:style style:name="T39" style:family="text">
      <style:text-properties fo:color="#00000a" style:font-name="Arial1" fo:font-size="10pt" fo:font-style="italic" style:font-size-asian="10pt" style:font-style-asian="italic" style:font-name-complex="Arial3" style:font-size-complex="10pt" style:font-style-complex="italic"/>
    </style:style>
    <style:style style:name="T40" style:family="text">
      <style:text-properties fo:color="#505050" style:font-name="Arial1" style:text-underline-style="none" style:font-name-asian="Times New Roman1" style:font-name-complex="Arial3"/>
    </style:style>
    <style:style style:name="T41" style:family="text">
      <style:text-properties fo:color="#1f497d" style:font-name="Arial1" fo:language="en" fo:country="GB" style:text-underline-style="none" style:language-asian="en" style:country-asian="GB" style:font-name-complex="Arial3" style:font-weight-complex="bold"/>
    </style:style>
    <style:style style:name="T42" style:family="text">
      <style:text-properties fo:color="#1f497d" style:font-name="Arial1" fo:language="en" fo:country="GB" style:text-underline-style="none" style:font-name-complex="Arial3"/>
    </style:style>
    <style:style style:name="T43" style:family="text">
      <style:text-properties fo:color="#000000" style:font-name="Arial1" fo:font-size="10pt" style:font-size-asian="10pt" style:font-name-complex="Arial3" style:font-size-complex="10pt"/>
    </style:style>
    <style:style style:name="T44" style:family="text">
      <style:text-properties fo:color="#000000" style:font-name="Arial1" fo:font-size="10pt" fo:font-style="italic" style:font-size-asian="10pt" style:font-style-asian="italic" style:font-name-complex="Arial3" style:font-size-complex="10pt" style:font-style-complex="italic"/>
    </style:style>
    <style:style style:name="T45" style:family="text">
      <style:text-properties fo:color="#222222" style:font-name="Arial1" fo:font-style="italic" style:font-name-asian="Arial3" style:font-style-asian="italic" style:font-name-complex="Arial3" style:font-style-complex="italic"/>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fo:font-size="9pt" fo:font-weight="normal" style:font-size-asian="9pt" style:font-weight-asian="normal" style:font-size-complex="9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2">HardwareX</text:span><text:span text:style-name="T3"> article template </text:span><text:span text:style-name="T6">Version 2 (June 2021)</text:span></text:p>
      <text:p text:style-name="P1"/>
      <text:p text:style-name="P23"><text:span text:style-name="T36">Before you complete this template</text:span><text:span text:style-name="T35">, a few important points to note:</text:span></text:p>
      <text:p text:style-name="P6"/>
      <text:list xml:id="list1448621218587616086" text:style-name="L1">
        <text:list-item>
          <text:p text:style-name="P85"><text:bookmark-start text:name="_Hlk73879819"/><text:span text:style-name="T35">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5">.</text:span></text:p>
        </text:list-item>
        <text:list-item>
          <text:p text:style-name="P68"><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66"><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69"><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70"><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40">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1">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1"> </text:span><text:span text:style-name="T25">to help you complete this template accurately and increase your chances of acceptance. </text:span></text:p>
        </text:list-item>
      </text:list>
      <text:p text:style-name="P47">Still got questions?</text:p>
      <text:list xml:id="list991547142433399743" text:style-name="WWNum25">
        <text:list-item>
          <text:p text:style-name="P86"><text:span text:style-name="Hyperlink.1"><text:span text:style-name="T37">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2"> </text:span><text:span text:style-name="T35">webpage or email us at </text:span><text:a xlink:type="simple" xlink:href="mailto:hardwareX@elsevier.com" text:style-name="Internet_20_link" text:visited-style-name="Visited_20_Internet_20_Link"><text:span text:style-name="T15">hardwareX@elsevier.com</text:span></text:a></text:p>
        </text:list-item>
      </text:list>
      <text:p text:style-name="P44"/>
      <text:p text:style-name="P6"><text:bookmark-end text:name="_Hlk73879819"/></text:p>
      <text:p text:style-name="P45"><text:bookmark-start text:name="_Hlk73532537"/>Now you are ready to fill in the template below. As you complete each section, please carefully read the associated instructions. All sections are mandatory.</text:p>
      <text:p text:style-name="P46">Once you have completed the template, delete this line and everything above it before submitting your article. In addition, please delete the instructions in the template (the text written in italics).</text:p>
      <text:p text:style-name="P19">- - - - - - - - - - - - - - - - - - - - - - - - - - - - - - - - - - - - - - - - - - - - - - - - - - - - - - - - - - - - - - - - </text:p>
      <text:p text:style-name="P2"><text:bookmark-end text:name="_Hlk73532537"/></text:p>
      <text:p text:style-name="P27">Article title</text:p>
      <text:p text:style-name="P29">A General Purpose Alarm Device (GPAD)</text:p>
      <text:p text:style-name="P25"/>
      <text:p text:style-name="P27">Authors</text:p>
      <text:p text:style-name="P49">Robert L. Read*, Lawrence Kincheloe, Forrest Lee Erickson</text:p>
      <text:p text:style-name="P26"><text:soft-page-break/></text:p>
      <text:p text:style-name="P27">Affiliations</text:p>
      <text:p text:style-name="P88">Robert L. Read<text:tab/><text:tab/>Lawrence Kincheloe<text:tab/>Forrest Lee Erickson</text:p>
      <text:p text:style-name="P88">Public Invention<text:tab/><text:tab/><text:tab/><text:tab/><text:tab/>Public Invention</text:p>
      <text:p text:style-name="P88">1709 Norris Dr.<text:tab/><text:tab/><text:tab/><text:tab/><text:tab/>1709 Norris Dr.</text:p>
      <text:p text:style-name="P88">Austin, TX, 78704<text:tab/><text:tab/><text:tab/><text:tab/>Austin, TX, 78704</text:p>
      <text:p text:style-name="P25"/>
      <text:p text:style-name="P27">Corresponding author’s email address and Twitter handle</text:p>
      <text:p text:style-name="P87"><text:a xlink:type="simple" xlink:href="mailto:Iread.robert@pubinv.org" text:style-name="Internet_20_link" text:visited-style-name="Visited_20_Internet_20_Link"><text:span text:style-name="T46">read.robert@pubinv.org</text:span></text:a></text:p>
      <text:p text:style-name="P88">twitter: @robertleeread</text:p>
      <text:p text:style-name="P89"/>
      <text:p text:style-name="P3">Abstract </text:p>
      <text:p text:style-name="P9">Max. 200 words. Remember that the abstract is what readers see first in electronic abstracting &amp; indexing services - make it brief, specific, interesting and easy to understand. If a research article refers to your hardware, cite that research article here.</text:p>
      <text:p text:style-name="P9"/>
      <text:p text:style-name="P64">The General Purpose Alarm Device (GPAD) alerts persons to a problem needing attention by shining bright LEDs and making a loud noise. A 40-character display can be used to provide additional information. A mute button can be used to mute the alarm. An alarm can be activated through the a serial port or an SPI interface. The GPAD supports 5 alarm levels of increasing intensity. It is based on the Arduino Uno design and potentially extensible the same way an Uno is, through headers and shields. It is driven by the need to produce a medical alarm for mechanical ventilator, but has wide applicability to alarm engineering, scientific, and hobby machines and instruments.</text:p>
      <text:p text:style-name="P9"/>
      <text:p text:style-name="P4"/>
      <text:p text:style-name="P18"><text:span text:style-name="T33">Keywords</text:span><text:span text:style-name="T32"> </text:span></text:p>
      <text:p text:style-name="P63">alarms, arduino, SPI, medical alarms, monitoring</text:p>
      <text:p text:style-name="P5"/>
      <text:p text:style-name="P37">Specifications table </text:p>
      <text:p text:style-name="P22">Please replace the italicized instructions in the right column of the table with the relevant information about your hardware.</text:p>
      <text:p text:style-name="P21"/>
      <table:table table:name="Table1" table:style-name="Table1">
        <table:table-column table:style-name="Table1.A"/>
        <table:table-column table:style-name="Table1.B"/>
        <table:table-row table:style-name="Table1.1">
          <table:table-cell table:style-name="Table1.A1" office:value-type="string">
            <text:p text:style-name="P12">Hardware name</text:p>
          </table:table-cell>
          <table:table-cell table:style-name="Table1.A1" office:value-type="string">
            <text:p text:style-name="P63">General Purpose Alarm Device (GPAD) v2.0</text:p>
          </table:table-cell>
        </table:table-row>
        <table:table-row table:style-name="Table1.2">
          <table:table-cell table:style-name="Table1.A1" office:value-type="string">
            <text:p text:style-name="P12">Subject area</text:p>
          </table:table-cell>
          <table:table-cell table:style-name="Table1.A1" office:value-type="string">
            <text:p text:style-name="P67">General</text:p>
          </table:table-cell>
        </table:table-row>
        <text:soft-page-break/>
        <table:table-row table:style-name="Table1.3">
          <table:table-cell table:style-name="Table1.A1" office:value-type="string">
            <text:p text:style-name="P12">Hardware type</text:p>
          </table:table-cell>
          <table:table-cell table:style-name="Table1.A1" office:value-type="string">
            <text:list xml:id="list8162767391480531687" text:style-name="WWNum11">
              <text:list-header>
                <text:p text:style-name="P82">Other: general alarms <text:s/>for digitally detectable alert conditions</text:p>
              </text:list-header>
            </text:list>
          </table:table-cell>
        </table:table-row>
        <table:table-row table:style-name="Table1.4">
          <table:table-cell table:style-name="Table1.A1" office:value-type="string">
            <text:p text:style-name="P12">Closest commercial analog</text:p>
          </table:table-cell>
          <table:table-cell table:style-name="Table1.A1" office:value-type="string">
            <text:p text:style-name="P63">No commercial analog is available.</text:p>
          </table:table-cell>
        </table:table-row>
        <table:table-row table:style-name="Table1.5">
          <table:table-cell table:style-name="Table1.A1" office:value-type="string">
            <text:p text:style-name="P12">Open source license</text:p>
          </table:table-cell>
          <table:table-cell table:style-name="Table1.A1" office:value-type="string">
            <text:p text:style-name="P96"><text:span text:style-name="T4">CERN Open Hardware Licence Version 2 - Strongly Reciprocal</text:span></text:p>
            <text:p text:style-name="P51"><text:line-break/></text:p>
          </table:table-cell>
        </table:table-row>
        <table:table-row table:style-name="Table1.6">
          <table:table-cell table:style-name="Table1.A1" office:value-type="string">
            <text:p text:style-name="P12">Cost of hardware</text:p>
          </table:table-cell>
          <table:table-cell table:style-name="Table1.B6" office:value-type="currency" office:currency="USD" office:value="100">
            <text:p text:style-name="P65"><text:span text:style-name="T4">$100.00</text:span></text:p>
          </table:table-cell>
        </table:table-row>
        <table:table-row table:style-name="Table1.7">
          <table:table-cell table:style-name="Table1.A1" office:value-type="string">
            <text:p text:style-name="P12">Source file repository </text:p>
          </table:table-cell>
          <table:table-cell table:style-name="Table1.A1" office:value-type="string">
            <text:p text:style-name="P18"><text:span text:style-name="T44">If you’ve uploaded your source files to an approved repository (</text:span><text:a xlink:type="simple" xlink:href="https://osf.io/wgk7q/wiki/home/" text:style-name="Internet_20_link" text:visited-style-name="Visited_20_Internet_20_Link"><text:span text:style-name="T8">OSF</text:span></text:a><text:span text:style-name="T44">, </text:span><text:a xlink:type="simple" xlink:href="https://data.mendeley.com/" text:style-name="Internet_20_link" text:visited-style-name="Visited_20_Internet_20_Link"><text:span text:style-name="T8">Mendeley Data</text:span></text:a><text:span text:style-name="T44"> or </text:span><text:a xlink:type="simple" xlink:href="https://doi.org/10.5281/zenodo.3356702" text:style-name="Internet_20_link" text:visited-style-name="Visited_20_Internet_20_Link"><text:span text:style-name="T8">Zenodo</text:span></text:a><text:span text:style-name="T8">)</text:span><text:span text:style-name="T43"> write the </text:span><text:span text:style-name="T44">DOI URL here.</text:span></text:p>
            <text:p text:style-name="P18"><text:span text:style-name="T44">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18"><text:span text:style-name="T4">OSHWA certification UID<text:line-break/></text:span><text:span text:style-name="T8">(OPTIONAL)</text:span></text:p>
          </table:table-cell>
          <table:table-cell table:style-name="Table1.A1" office:value-type="string">
            <text:p text:style-name="P33"><text:span text:style-name="T44">We encourage you to apply for a free </text:span><text:a xlink:type="simple" xlink:href="https://certification.oshwa.org/" text:style-name="Internet_20_link" text:visited-style-name="Visited_20_Internet_20_Link"><text:span text:style-name="T8">OSHWA Certification</text:span></text:a><text:span text:style-name="T44">, which confirms your work is open-source compliant. </text:span></text:p>
            <text:p text:style-name="P36">If certification has been acquired, insert the OSHWA UID here. For example: “CH000005”. In your OSHWA certification project description, include a link to your HardwareX publication and the tag #HX.</text:p>
            <text:p text:style-name="P20">If you haven’t acquired certification, please delete this row of the specifications table.</text:p>
          </table:table-cell>
        </table:table-row>
      </table:table>
      <text:p text:style-name="P5"/>
      <text:list xml:id="list117635955388025695" text:style-name="WWNum8">
        <text:list-item>
          <text:p text:style-name="P77">Hardware in context</text:p>
        </text:list-item>
      </text:list>
      <text:p text:style-name="P43">Write a short description of the hardware and provide context, i.e., describe similar open hardware and proprietary equipment in the field.</text:p>
      <text:p text:style-name="P42"/>
      <text:list xml:id="list1566226095" text:continue-numbering="true" text:style-name="WWNum8">
        <text:list-item>
          <text:p text:style-name="P77">Hardware description</text:p>
        </text:list-item>
      </text:list>
      <text:p text:style-name="P18"><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text:span><text:soft-page-break/><text:span text:style-name="T7">example, how does this hardware compare to other hardware in terms of cost or ease of use, or how can it be used to develop further designs in a particular area? </text:span></text:p>
      <text:p text:style-name="P7"/>
      <text:p text:style-name="P7">Add 3-5 bullet points which broadly explain to other researchers - inside or outside of the original user community - how the hardware could help them, with either standard or novel laboratory tasks.</text:p>
      <text:p text:style-name="P15"/>
      <text:p text:style-name="P34">Design files</text:p>
      <text:p text:style-name="P33"><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8993725125665174969" text:style-name="L2">
        <text:list-item>
          <text:p text:style-name="P78"><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79">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71">Include your design files in the body of the manuscript (e.g., as figures).</text:p>
        </text:list-item>
      </text:list>
      <text:p text:style-name="P8"/>
      <text:p text:style-name="P18"><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7"/>
      <text:p text:style-name="P18"><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7"/>
      <text:p text:style-name="P18"><text:span text:style-name="T12">Electronics</text:span><text:span text:style-name="T7">: PCB layouts and other electronics design files can be uploaded to the </text:span><text:span text:style-name="T7"> or other repositories or as supplementary materials. </text:span></text:p>
      <text:p text:style-name="P10"/>
      <text:p text:style-name="P18"><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3"/>
      <text:list xml:id="list1276271603" text:continue-list="list1566226095" text:style-name="WWNum8">
        <text:list-item>
          <text:p text:style-name="P81">Design files summary</text:p>
        </text:list-item>
      </text:list>
      <text:p text:style-name="P7">Complete a separate row for each design file associated with your hardware (including the primary design files). Any empty rows should be deleted.</text:p>
      <text:p text:style-name="P1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Design file name</text:p>
          </table:table-cell>
          <table:table-cell table:style-name="Table2.A1" office:value-type="string">
            <text:p text:style-name="P11">File type</text:p>
          </table:table-cell>
          <table:table-cell table:style-name="Table2.A1" office:value-type="string">
            <text:p text:style-name="P11">Open source license</text:p>
          </table:table-cell>
          <table:table-cell table:style-name="Table2.A1" office:value-type="string">
            <text:p text:style-name="P11">Location of the file </text:p>
          </table:table-cell>
        </table:table-row>
        <table:table-row table:style-name="Table2.2">
          <table:table-cell table:style-name="Table2.A1" office:value-type="string">
            <text:p text:style-name="P7">For example: Design file 1</text:p>
          </table:table-cell>
          <table:table-cell table:style-name="Table2.A1" office:value-type="string">
            <text:p text:style-name="P7">e.g., CAD files, figures, videos</text:p>
          </table:table-cell>
          <table:table-cell table:style-name="Table2.A1" office:value-type="string">
            <text:p text:style-name="P7">All designs must be submitted under an open hardware license. Enter the corresponding open source license for the file.</text:p>
          </table:table-cell>
          <table:table-cell table:style-name="Table2.A1" office:value-type="string">
            <text:p text:style-name="P7">Either enter the URL for the repository or the sentence: "Available with the article".</text:p>
          </table:table-cell>
        </table:table-row>
        <table:table-row table:style-name="Table2.3">
          <table:table-cell table:style-name="Table2.A3" office:value-type="string">
            <text:p text:style-name="P7"/>
          </table:table-cell>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row>
        <table:table-row table:style-name="Table2.3">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row>
        <table:table-row table:style-name="Table2.3">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row>
        <table:table-row table:style-name="Table2.3">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row>
        <table:table-row table:style-name="Table2.3">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cell table:style-name="Table2.A3" office:value-type="string">
            <text:p text:style-name="P12"/>
          </table:table-cell>
        </table:table-row>
      </table:table>
      <text:p text:style-name="P15"><text:s/></text:p>
      <text:p text:style-name="P7"><text:soft-page-break/>For each design file listed in the summary table above, include a short description of the file below (just one or two sentences per design file).</text:p>
      <text:p text:style-name="P38"/>
      <text:p text:style-name="P34">Bill of materials</text:p>
      <text:p text:style-name="P18"><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7"/>
      <text:list xml:id="list651519602" text:continue-numbering="true" text:style-name="WWNum8">
        <text:list-item>
          <text:p text:style-name="P75">Bill of materials summary</text:p>
        </text:list-item>
      </text:list>
      <text:p text:style-name="P7">Complete a separate row for each component of your hardware – all components associated with a cost should be listed and any empty rows should be deleted. </text:p>
      <text:p text:style-name="P10"/>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11">Designator</text:p>
          </table:table-cell>
          <table:table-cell table:style-name="Table3.A1" office:value-type="string">
            <text:p text:style-name="P11">Component </text:p>
          </table:table-cell>
          <table:table-cell table:style-name="Table3.A1" office:value-type="string">
            <text:p text:style-name="P11">Number</text:p>
          </table:table-cell>
          <table:table-cell table:style-name="Table3.A1" office:value-type="string">
            <text:p text:style-name="P11">Cost per unit -currency</text:p>
          </table:table-cell>
          <table:table-cell table:style-name="Table3.A1" office:value-type="string">
            <text:p text:style-name="P11">Total cost -</text:p>
            <text:p text:style-name="P11">currency</text:p>
          </table:table-cell>
          <table:table-cell table:style-name="Table3.A1" office:value-type="string">
            <text:p text:style-name="P11">Source of materials</text:p>
          </table:table-cell>
          <table:table-cell table:style-name="Table3.A1" office:value-type="string">
            <text:p text:style-name="P11">Material type</text:p>
          </table:table-cell>
        </table:table-row>
        <table:table-row table:style-name="Table3.1">
          <table:table-cell table:style-name="Table3.A1" office:value-type="string">
            <text:p text:style-name="P7">If possible, use the same designator here as you use in the associated design file. If that’s not possible, you will need to explain the relationship between the two.</text:p>
          </table:table-cell>
          <table:table-cell table:style-name="Table3.A1" office:value-type="string">
            <text:p text:style-name="P7">Name of Component 1</text:p>
          </table:table-cell>
          <table:table-cell table:style-name="Table3.A1" office:value-type="string">
            <text:p text:style-name="P7">Number of units</text:p>
          </table:table-cell>
          <table:table-cell table:style-name="Table3.A1" office:value-type="string">
            <text:p text:style-name="P7">Cost per unit and the currency used</text:p>
          </table:table-cell>
          <table:table-cell table:style-name="Table3.A1" office:value-type="string">
            <text:p text:style-name="P7">Total cost and the currency used</text:p>
          </table:table-cell>
          <table:table-cell table:style-name="Table3.A1" office:value-type="string">
            <text:p text:style-name="P7">If possible, include a direct link to a webpage where the component can be purchased </text:p>
          </table:table-cell>
          <table:table-cell table:style-name="Table3.A1" office:value-type="string">
            <text:p text:style-name="P7">Select from: </text:p>
            <text:p text:style-name="P13">-Metal</text:p>
            <text:p text:style-name="P13">-Semi-conductor</text:p>
            <text:p text:style-name="P13">-Ceramic</text:p>
            <text:p text:style-name="P13">-Polymer</text:p>
            <text:p text:style-name="P13">-Biomaterial</text:p>
            <text:p text:style-name="P13">-Organic</text:p>
            <text:p text:style-name="P13">-Inorganic</text:p>
            <text:p text:style-name="P13">-Composite</text:p>
            <text:p text:style-name="P13">-Nanomaterial</text:p>
            <text:p text:style-name="P13">-Semiconductor</text:p>
            <text:p text:style-name="P13">-Non-specific</text:p>
            <text:p text:style-name="P18"><text:span text:style-name="T5">-Other</text:span><text:span text:style-name="T7"> </text:span></text:p>
          </table:table-cell>
        </table:table-row>
        <table:table-row table:style-name="Table3.1">
          <table:table-cell table:style-name="Table3.A1" office:value-type="string">
            <text:p text:style-name="P7"/>
          </table:table-cell>
          <table:table-cell table:style-name="Table3.A1" office:value-type="string">
            <text:p text:style-name="P7"/>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row table:style-name="Table3.1">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7"/>
      <text:p text:style-name="P7">You can use this space for any additional descriptions of the materials used. </text:p>
      <text:p text:style-name="P3"/>
      <text:list xml:id="list1639672625" text:continue-numbering="true" text:style-name="WWNum8">
        <text:list-item>
          <text:p text:style-name="P81">Build instructions </text:p>
        </text:list-item>
      </text:list>
      <text:p text:style-name="P80"/>
      <text:p text:style-name="P83">See Github Issue #229: The labor to assemble to <text:s/>is approximately 40 minutes per unit.</text:p>
      <text:p text:style-name="P7">Provide detailed, step-by-step construction instructions for the submitted hardware:</text:p>
      <text:list xml:id="list2473487749277969494" text:style-name="L3">
        <text:list-item>
          <text:p text:style-name="P72">Include all necessary information for reproducing it.</text:p>
        </text:list-item>
        <text:list-item>
          <text:p text:style-name="P72">Explain and (when possible) characterize design decisions. Include any design alternatives you created.</text:p>
        </text:list-item>
        <text:list-item>
          <text:p text:style-name="P72">Use visual instructions such as schematics, images and videos.</text:p>
        </text:list-item>
        <text:list-item>
          <text:p text:style-name="P76"><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72">Highlight any potential safety concerns.</text:p>
        </text:list-item>
      </text:list>
      <text:p text:style-name="P39"/>
      <text:list xml:id="list889004288" text:continue-list="list1639672625" text:style-name="WWNum8">
        <text:list-item>
          <text:p text:style-name="P77">Operation instructions </text:p>
        </text:list-item>
      </text:list>
      <text:p text:style-name="P7">Provide detailed, step-by-step instructions for the safe and proper operation of the hardware. </text:p>
      <text:list xml:id="list7646610849803540348" text:style-name="L4">
        <text:list-item>
          <text:p text:style-name="P73">Use visual instructions, as necessary.</text:p>
        </text:list-item>
        <text:list-item>
          <text:p text:style-name="P73"><text:soft-page-break/>Highlight any potential safety hazards.</text:p>
        </text:list-item>
      </text:list>
      <text:p text:style-name="P41"/>
      <text:list xml:id="list872690454" text:continue-list="list889004288" text:style-name="WWNum8">
        <text:list-item>
          <text:p text:style-name="P77">Validation and characterization </text:p>
        </text:list-item>
      </text:list>
      <text:p text:style-name="P7">Demonstrate the operation of the hardware and characterize its performance for a specific scientific application. </text:p>
      <text:list xml:id="list5157872414917282492" text:style-name="L5">
        <text:list-item>
          <text:p text:style-name="P74">Highlight a relevant use case.</text:p>
        </text:list-item>
        <text:list-item>
          <text:p text:style-name="P74">If possible, characterize performance of the hardware over operational parameters.</text:p>
        </text:list-item>
        <text:list-item>
          <text:p text:style-name="P74">Create a bulleted list describing the capabilities (and limitations) of the hardware. For example, load and operation time, spin speed, coefficient of variation, accuracy, precision, etc.</text:p>
        </text:list-item>
      </text:list>
      <text:p text:style-name="P84"><text:span text:style-name="T8"/></text:p>
      <text:p text:style-name="P4"/>
      <text:p text:style-name="P24"><text:span text:style-name="T34">CRediT author statement</text:span></text:p>
      <text:p text:style-name="P91"><text:span text:style-name="T8"/></text:p>
      <text:p text:style-name="P94"><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94"><text:span text:style-name="T4"/></text:p>
      <text:p text:style-name="P94"><text:span text:style-name="T4">Lawrence designed the enclosure and mentored the OU capstone projects.. Lee performed schematic capture designed the PCBs.</text:span></text:p>
      <text:p text:style-name="P28"/>
      <text:p text:style-name="P24"><text:span text:style-name="T38">Please add a CRediT author statement for your data article here, using the</text:span><text:span text:style-name="Hyperlink.1"><text:span text:style-name="T39">page</text:span></text:span><text:span text:style-name="T39">.</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0"/>
      <text:p text:style-name="P31">Acknowledgments</text:p>
      <text:p text:style-name="P32"/>
      <text:h text:outline-level="2"><text:span text:style-name="T47">Oluseyi 'Seyi' Adeniyi made significant improvements to the test software.</text:span></text:h>
      <text:p text:style-name="P93"/>
      <text:p text:style-name="P93">We would like to thank two senior capstone engineering classes at the University of Oklahoma who made potential extensions to the GPAD. Although they have not yet been used in this project, they have clarified our thinking for future enhancements.</text:p>
      <text:p text:style-name="P32"/>
      <text:p text:style-name="P93">Funding: This work was supported by Public Invention, Austin, TX, a US 501c3 public charity.</text:p>
      <text:p text:style-name="P14"/>
      <text:p text:style-name="P35">References</text:p>
      <text:p text:style-name="P18"><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7"/>
      <text:p text:style-name="P50">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48">Author manuscript checklist</text:p>
      <text:list xml:id="list5171716906106736327" text:style-name="WWNum17">
        <text:list-item>
          <text:p text:style-name="P53"><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16"/>
      <text:list xml:id="list7528056668654023097" text:style-name="WWNum18">
        <text:list-item>
          <text:p text:style-name="P54">Can the hardware be reproduced with the details provided in the submission?</text:p>
        </text:list-item>
      </text:list>
      <text:p text:style-name="P16"/>
      <text:list xml:id="list5473120961737795813" text:style-name="WWNum19">
        <text:list-item>
          <text:p text:style-name="P55">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60"><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60"><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60"><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16"/>
      <text:list xml:id="list682319507866309697" text:style-name="WWNum20">
        <text:list-item>
          <text:p text:style-name="P56">Are visual instructions used when necessary?</text:p>
        </text:list-item>
      </text:list>
      <text:p text:style-name="P16"/>
      <text:list xml:id="list593514650608686376" text:style-name="WWNum21">
        <text:list-item>
          <text:p text:style-name="P57">Is the utility of the hardware to the scientific community explained clearly? Has a specific scientific application been demonstrated using the hardware?</text:p>
        </text:list-item>
      </text:list>
      <text:p text:style-name="P16"/>
      <text:list xml:id="list4464989496062504339" text:style-name="WWNum22">
        <text:list-item>
          <text:p text:style-name="P58">Is the performance of the hardware adequately demonstrated and characterized?</text:p>
        </text:list-item>
      </text:list>
      <text:p text:style-name="P16"/>
      <text:list xml:id="list4959466210573644965" text:style-name="WWNum23">
        <text:list-item>
          <text:p text:style-name="P59">Are all potential safety concerns addressed?</text:p>
        </text:list-item>
      </text:list>
      <text:p text:style-name="P16"/>
      <text:list xml:id="list1563989232" text:continue-numbering="true" text:style-name="WWNum23">
        <text:list-item>
          <text:p text:style-name="P61"><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40"/>
      <text:p text:style-name="P17"><text:bookmark-start text:name="_Hlk71365607"/></text:p>
      <text:p text:style-name="P17">Reminder: Before you submit, please delete all </text:p>
      <text:p text:style-name="P17">the instructions in this document (the text in italics), including this paragraph. </text:p>
      <text:p text:style-name="P17">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Roboto Slab" svg:font-family="'Roboto Slab', serif"/>
    <style:font-face style:name="Courier New" svg:font-family="'Courier New'" style:font-family-generic="modern" style:font-pitch="fixed"/>
    <style:font-face style:name="Courier New1"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 Unicode MS" svg:font-family="'Arial Unicode MS'" style:font-adornments="Regular"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Neue1" svg:font-family="'Helvetica Neu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1"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1"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3" style:font-size-asian="9pt" style:font-name-complex="Arial3"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1" style:font-style-complex="normal" style:font-weight-complex="normal" style:text-scale="100%"/>
    </style:style>
    <style:style style:name="ListLabel_20_10" style:display-name="ListLabel 10" style:family="text">
      <style:text-properties style:font-name-asian="Calibri1" style:font-name-complex="Calibri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dc:creator>Robert Read</dc:creator>
    <meta:editing-cycles>8</meta:editing-cycles>
    <meta:print-date>2013-08-13T15:32:00</meta:print-date>
    <meta:creation-date>2021-07-01T12:42:00</meta:creation-date>
    <dc:date>2023-06-20T14:43:24</dc:date>
    <meta:editing-duration>PT20H42M4S</meta:editing-duration>
    <meta:generator>OpenOffice/4.1.14$Unix OpenOffice.org_project/4114m1$Build-9811</meta:generator>
    <meta:document-statistic meta:table-count="3" meta:image-count="0" meta:object-count="0" meta:page-count="7" meta:paragraph-count="153" meta:word-count="1983" meta:character-count="12618"/>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